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docs-Roboto" svg:font-family="docs-Roboto, Helvetica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docs-Roboto" fo:font-size="12pt" fo:letter-spacing="normal" fo:font-style="normal" fo:font-weight="normal"/>
    </style:style>
    <style:style style:name="T1" style:family="text">
      <style:text-properties officeooo:rsid="001a8a65"/>
    </style:style>
    <style:style style:name="T2" style:family="text">
      <style:text-properties fo:font-variant="normal" fo:text-transform="none" fo:color="#202124" loext:opacity="100%" style:font-name="docs-Roboto" fo:font-size="12pt" fo:letter-spacing="normal" fo:font-style="normal" fo:font-weight="normal"/>
    </style:style>
    <style:style style:name="T3" style:family="text">
      <style:text-properties fo:font-variant="normal" fo:text-transform="none" fo:color="#d93025" loext:opacity="100%" style:font-name="Robot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 Cách chạy single node của substrate?</text:span><text:bookmark text:name="i8"/><text:span text:style-name="T3">*</text:span></text:p>
      <text:p text:style-name="Standard"/>
      <text:p text:style-name="Standard">./target/release/node-template –dev</text:p>
      <text:p text:style-name="P1"><text:span text:style-name="T2">2. DispatchResult là gì</text:span><text:bookmark text:name="i12"/><text:span text:style-name="T3">*</text:span></text:p>
      <text:p text:style-name="Standard"/>
      <text:p text:style-name="Standard">Kiểu giá trị trả về (Nếu đúng thì trả về Ok, Nếu lỗi thì trả về Err)</text:p>
      <text:p text:style-name="P1"><text:span text:style-name="T2">3.Các thành phần cơ bản để cấu thành pallet? (dựa vào các marco trong pallet)</text:span><text:bookmark text:name="i16"/><text:span text:style-name="T3">*</text:span></text:p>
      <text:p text:style-name="Standard"/>
      <text:p text:style-name="Standard">config, storage, event, error, call, pallet, </text:p>
      <text:p text:style-name="P1"><text:span text:style-name="T2">4. Origin có mấy loại ? Giải thích</text:span><text:bookmark text:name="i20"/><text:span text:style-name="T3">*</text:span></text:p>
      <text:p text:style-name="Standard"/>
      <text:p text:style-name="Standard">2 loại origin . 1 sigin extrinsic phải ký các transaction 2. unsign unsign extrinsic không cần ký các transaction</text:p>
      <text:p text:style-name="P2">5. ValueQuery và OptionQuery khi định nghĩa ở onchain storage khác nhau như thế nào ?</text:p>
      <text:p text:style-name="Standard">OptionQuery giá trị trả về là Some nếu có giá trị, trả về None không không có giá trị</text:p>
      <text:p text:style-name="Standard">ValueQuery giá về giá trị mặc định hoặc OnEmpty(là giá trị cấu hình chung)</text:p>
      <text:p text:style-name="P1"><text:span text:style-name="T2">6. Cách build project substrate node?</text:span><text:bookmark text:name="i28"/><text:span text:style-name="T3">*</text:span></text:p>
      <text:p text:style-name="Standard"/>
      <text:p text:style-name="Standard">cargo build –release</text:p>
      <text:p text:style-name="P2">Hàm getter function nghĩa là gì ? Cách dùng?</text:p>
      <text:p text:style-name="Standard">Hàm lấy storage onchain. Cách dùng NumberU32::&lt;T&gt;::get(&amp;who) hoặc Self::number_u32(&amp;who);</text:p>
      <text:p text:style-name="Standard">câu <text:span text:style-name="T1">8 </text:span><text:span text:style-name="T2">AccountId là gì ?</text:span></text:p>
      <text:p text:style-name="P2">Cú pháp write dữ liệu của "SomeMap" (cho một value cụ thể)</text:p>
      <text:p text:style-name="P2">Cú pháp read dữ liệu của "SomeMap" </text:p>
      <text:p text:style-name="Standard"/>
      <text:p text:style-name="Standard">AccountId là địa chỉ ví của account sử dụng hàm</text:p>
      <text:p text:style-name="Standard">Cú pháp read dữ liệu của SomeMap</text:p>
      <text:p text:style-name="Standard"><text:tab/><text:tab/>pub fn get_number(origin: OriginFor&lt;T&gt;) -&gt; DispatchResult {</text:p>
      <text:p text:style-name="Standard"><text:tab/><text:tab/><text:tab/>let who = ensure_signed(origin)?;</text:p>
      <text:p text:style-name="Standard"><text:tab/><text:tab/><text:tab/>let number = NumberU32::&lt;T&gt;::get(&amp;who);</text:p>
      <text:p text:style-name="Standard"><text:tab/><text:tab/><text:tab/>Self::deposit_event(Event::NumberStored ( number, who));</text:p>
      <text:p text:style-name="Standard"><text:tab/><text:tab/><text:tab/>Ok(())</text:p>
      <text:p text:style-name="Standard"><text:tab/><text:tab/>}</text:p>
      <text:p text:style-name="Standard">Cú pháp write dữ liệu của SomeMap</text:p>
      <text:p text:style-name="Standard"><text:tab/><text:tab/>#[pallet::weight(10_000 + T::DbWeight::get().writes(1).ref_time())]</text:p>
      <text:p text:style-name="Standard"><text:tab/><text:tab/>pub fn set_number(origin: OriginFor&lt;T&gt;, number: u32) -&gt; DispatchResult {</text:p>
      <text:p text:style-name="Standard"><text:tab/><text:tab/><text:tab/>let who = ensure_signed(origin)?;</text:p>
      <text:p text:style-name="Standard"><text:tab/><text:tab/><text:tab/>SomeMap::&lt;T&gt;::insert(&amp;who, number);</text:p>
      <text:p text:style-name="Standard"><text:tab/><text:tab/><text:tab/>Self::deposit_event(Event::NumberStored(number, who));</text:p>
      <text:p text:style-name="Standard"><text:tab/><text:tab/><text:tab/>Ok(())</text:p>
      <text:p text:style-name="Standard"><text:tab/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docs-Roboto" svg:font-family="docs-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3:54:44.135661804</meta:creation-date>
    <dc:date>2022-11-23T15:23:16.897894930</dc:date>
    <meta:editing-duration>PT7M41S</meta:editing-duration>
    <meta:editing-cycles>1</meta:editing-cycles>
    <meta:document-statistic meta:table-count="0" meta:image-count="0" meta:object-count="0" meta:page-count="1" meta:paragraph-count="34" meta:word-count="247" meta:character-count="1597" meta:non-whitespace-character-count="1348"/>
    <meta:generator>LibreOffice/7.3.6.2$Linux_X86_64 LibreOffice_project/30$Build-2</meta:generator>
  </office:meta>
</office:document-meta>
</file>